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Consolas" svg:font-family="Consolas, 'Courier New', monospace"/>
    <style:font-face style:name="Monaco" svg:font-family="Monaco, Menlo, 'Ubuntu Mono', 'Droid Sans Mono', Consolas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bbbbbb" fo:background-color="#002b36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15141f" style:font-name="Monaco" fo:font-size="10.5pt" fo:letter-spacing="normal" fo:font-style="normal"/>
    </style:style>
    <style:style style:name="T2" style:family="text">
      <style:text-properties fo:font-variant="normal" fo:text-transform="none" fo:color="#15141f" style:font-name="Monaco" fo:font-size="10.5pt" fo:letter-spacing="normal" fo:font-style="normal" fo:font-weight="normal"/>
    </style:style>
    <style:style style:name="T3" style:family="text">
      <style:text-properties fo:font-variant="normal" fo:text-transform="none" fo:color="#10162f" style:font-name="Apercu" fo:font-size="12.75pt" fo:letter-spacing="normal" fo:font-style="normal" fo:font-weight="bold"/>
    </style:style>
    <style:style style:name="T4" style:family="text">
      <style:text-properties fo:font-variant="normal" fo:text-transform="none" fo:color="#10162f" style:font-name="Apercu" fo:font-size="12.75pt" fo:letter-spacing="normal" fo:font-style="normal" fo:font-weight="normal"/>
    </style:style>
    <style:style style:name="T5" style:family="text">
      <style:text-properties fo:font-variant="normal" fo:text-transform="none" fo:color="#10162f" style:font-name="Apercu" fo:font-size="12.75pt" fo:letter-spacing="normal" fo:font-style="normal" style:text-underline-style="none" fo:font-weight="bold"/>
    </style:style>
    <style:style style:name="T6" style:family="text">
      <style:text-properties fo:font-variant="normal" fo:text-transform="none" fo:color="#10162f" style:font-name="Apercu" fo:font-size="12.75pt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color="#93a1a1"/>
    </style:style>
    <style:style style:name="T8" style:family="text">
      <style:text-properties fo:color="#93a1a1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859900" style:font-name="Consolas" fo:font-size="10.5pt" fo:font-weight="normal"/>
    </style:style>
    <style:style style:name="T11" style:family="text">
      <style:text-properties fo:color="#d33682" style:font-name="Consolas" fo:font-size="10.5pt" fo:font-weight="normal"/>
    </style:style>
    <style:style style:name="T12" style:family="text">
      <style:text-properties fo:color="#268bd2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</text:p>
      <text:p text:style-name="Standard"/>
      <text:p text:style-name="Standard">Dark Navy Blue <text:tab/><text:tab/><text:span text:style-name="T2">#0D1C32</text:span> </text:p>
      <text:p text:style-name="Standard">Light Periwinkle Blue<text:tab/><text:span text:style-name="T2">#ECF3FF</text:span> </text:p>
      <text:p text:style-name="Standard">Slate Blue<text:tab/><text:tab/><text:tab/><text:span text:style-name="T2">#627FB0</text:span> </text:p>
      <text:p text:style-name="Standard">Lightest Shade of Blue<text:tab/><text:span text:style-name="T2">#F5F9FF</text:span> </text:p>
      <text:p text:style-name="Standard"/>
      <text:p text:style-name="P1">Complentary color: Orange</text:p>
      <text:p text:style-name="P1"/>
      <text:p text:style-name="P2"><text:span text:style-name="T1">#DB9A11</text:span> </text:p>
      <text:p text:style-name="P2"/>
      <text:p text:style-name="P1">Analogous colors blue</text:p>
      <text:p text:style-name="P1"/>
      <text:p text:style-name="P2"><text:span text:style-name="T1">#60B3BD</text:span> </text:p>
      <text:p text:style-name="P2"><text:span text:style-name="T1">#65A3C7</text:span> </text:p>
      <text:p text:style-name="P2"/>
      <text:p text:style-name="P1">Triadic Colors</text:p>
      <text:p text:style-name="P1"/>
      <text:p text:style-name="P2"><text:span text:style-name="T1">#92AE4A</text:span> <text:s/>Greenish</text:p>
      <text:p text:style-name="P2"><text:span text:style-name="T1">#BD6152</text:span> <text:s/>Reddish</text:p>
      <text:p text:style-name="P2"/>
      <text:p text:style-name="P1">Psychology of Colors</text:p>
      <text:p text:style-name="P1"/>
      <text:p text:style-name="Text_20_body"><text:span text:style-name="Strong_20_Emphasis"><text:span text:style-name="T5">Red: </text:span></text:span><text:span text:style-name="T6">Passionate, energetic, angry</text:span></text:p>
      <text:p text:style-name="Text_20_body"><text:span text:style-name="Strong_20_Emphasis"><text:span text:style-name="T3">Orange: </text:span></text:span><text:span text:style-name="T4">Optimistic, playful, fun</text:span></text:p>
      <text:p text:style-name="Text_20_body"><text:span text:style-name="Strong_20_Emphasis"><text:span text:style-name="T3">Yellow: </text:span></text:span><text:span text:style-name="T4">Welcoming, intellectual, impatient</text:span></text:p>
      <text:p text:style-name="Text_20_body"><text:span text:style-name="Strong_20_Emphasis"><text:span text:style-name="T3">Green: </text:span></text:span><text:span text:style-name="T4">Prosperous, balanced, growing</text:span></text:p>
      <text:p text:style-name="Text_20_body"><text:span text:style-name="Strong_20_Emphasis"><text:span text:style-name="T3">Blue: </text:span></text:span><text:span text:style-name="T4">Peaceful, loyal, cold</text:span></text:p>
      <text:p text:style-name="Text_20_body"><text:span text:style-name="Strong_20_Emphasis"><text:span text:style-name="T3">Purple: </text:span></text:span><text:span text:style-name="T4">Imaginative, royal, spiritual</text:span></text:p>
      <text:p text:style-name="Text_20_body"><text:span text:style-name="Strong_20_Emphasis"><text:span text:style-name="T3">Gray: </text:span></text:span><text:span text:style-name="T4">Unemotional, compromising</text:span></text:p>
      <text:p text:style-name="Text_20_body"><text:span text:style-name="Strong_20_Emphasis"><text:span text:style-name="T3">White: </text:span></text:span><text:span text:style-name="T4">Innocent, pure</text:span></text:p>
      <text:p text:style-name="Text_20_body"><text:span text:style-name="Strong_20_Emphasis"><text:span text:style-name="T3">Black: </text:span></text:span><text:span text:style-name="T4">Luxurious, powerfu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ercu" svg:font-family="Apercu, apple-system, BlinkMacSystemFont, 'Segoe UI', Roboto, Ubuntu, Cantarell, 'Fira Sans', 'Droid Sans', 'Helvetica Neue', sans-serif"/>
    <style:font-face style:name="Consolas" svg:font-family="Consolas, 'Courier New', monospace"/>
    <style:font-face style:name="Monaco" svg:font-family="Monaco, Menlo, 'Ubuntu Mono', 'Droid Sans Mono', Consolas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15H52M55S</meta:editing-duration>
    <meta:editing-cycles>4</meta:editing-cycles>
    <meta:generator>OpenOffice/4.1.5$Win32 OpenOffice.org_project/415m1$Build-9789</meta:generator>
    <dc:date>2021-08-24T11:23:43.90</dc:date>
    <dc:creator>Rob Fenger</dc:creator>
    <meta:document-statistic meta:table-count="0" meta:image-count="0" meta:object-count="0" meta:page-count="1" meta:paragraph-count="23" meta:word-count="68" meta:character-count="533"/>
    <meta:user-defined meta:name="Info 1"/>
    <meta:user-defined meta:name="Info 2"/>
    <meta:user-defined meta:name="Info 3"/>
    <meta:user-defined meta:name="Info 4"/>
  </office:meta>
</office:document-meta>
</file>